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C-Practical Programmes</text:span></text:p>
      <text:p text:style-name="P1"><text:span text:style-name="T3"/></text:p>
      <text:p text:style-name="P1"><text:span text:style-name="T4">1 Hello World Program</text:span></text:p>
      <text:p text:style-name="P1"><text:span text:style-name="T4">2 Add Two Numbers</text:span></text:p>
      <text:p text:style-name="P1"><text:span text:style-name="T4">3 Check Even or Odd</text:span></text:p>
      <text:p text:style-name="P1"><text:span text:style-name="T4">4 Find the Largest Number Among Three</text:span></text:p>
      <text:p text:style-name="P1"><text:span text:style-name="T4">5 Swap Two Numbers</text:span></text:p>
      <text:p text:style-name="P1"><text:span text:style-name="T4">6 Calculate Factorial of a Number</text:span></text:p>
      <text:p text:style-name="P1"><text:span text:style-name="T4">7 Fibonacci Series</text:span></text:p>
      <text:p text:style-name="P1"><text:span text:style-name="T4">8 Prime Number Check</text:span></text:p>
      <text:p text:style-name="P1"><text:span text:style-name="T4">9 Reverse a Number</text:span></text:p>
      <text:p text:style-name="P1"><text:span text:style-name="T4">10 Palindrome Check</text:span></text:p>
      <text:p text:style-name="P1"><text:span text:style-name="T4">11 Calculate the Sum of Digits</text:span></text:p>
      <text:p text:style-name="P1"><text:span text:style-name="T4">12 Decimal to Binary Conversion</text:span></text:p>
      <text:p text:style-name="P1"><text:span text:style-name="T4">13 Binary to Decimal Conversion</text:span></text:p>
      <text:p text:style-name="P1"><text:span text:style-name="T4">14 Basic Calculator</text:span></text:p>
      <text:p text:style-name="P1"><text:span text:style-name="T4">15 Area of a Circle</text:span></text:p>
      <text:p text:style-name="P1"><text:span text:style-name="T4">16 Area of a Rectangle</text:span></text:p>
      <text:p text:style-name="P1"><text:span text:style-name="T4">17 Area of a Triangle</text:span></text:p>
      <text:p text:style-name="P1"><text:span text:style-name="T4">18 Simple Interest Calculation</text:span></text:p>
      <text:p text:style-name="P1"><text:span text:style-name="T4">19 Celsius to Fahrenheit Conversion</text:span></text:p>
      <text:p text:style-name="P1"><text:span text:style-name="T4">20 Fahrenheit to Celsius Conversion</text:span></text:p>
      <text:p text:style-name="P1"><text:span text:style-name="T4">21 Armstrong Number Check</text:span></text:p>
      <text:p text:style-name="P1"><text:span text:style-name="T4">22 Perfect Number Check</text:span></text:p>
      <text:p text:style-name="P1"><text:span text:style-name="T4">23 Print ASCII Value of a Character</text:span></text:p>
      <text:p text:style-name="P1"><text:span text:style-name="T4">24 GCD (Greatest Common Divisor)</text:span></text:p>
      <text:p text:style-name="P1"><text:span text:style-name="T4">25 LCM (Least Common Multiple)</text:span></text:p>
      <text:p text:style-name="P1"><text:span text:style-name="T4">26 Factorization of a Number</text:span></text:p>
      <text:p text:style-name="P1"><text:span text:style-name="T4">27 Reverse a String</text:span></text:p>
      <text:p text:style-name="P1"><text:span text:style-name="T4">28 Count Vowels and Consonants in a String</text:span></text:p>
      <text:p text:style-name="P1"><text:span text:style-name="T4">29 String Concatenation</text:span></text:p>
      <text:p text:style-name="P1"><text:span text:style-name="T4">30 String Length Calculation</text:span></text:p>
      <text:p text:style-name="P1"><text:span text:style-name="T4">31 Check for Anagrams</text:span></text:p>
      <text:p text:style-name="P1"><text:span text:style-name="T4">32 Count Words in a Sentence</text:span></text:p>
      <text:p text:style-name="P1"><text:span text:style-name="T4">33 Bubble Sort</text:span></text:p>
      <text:p text:style-name="P1"><text:span text:style-name="T4">34 Selection Sort</text:span></text:p>
      <text:p text:style-name="P1"><text:span text:style-name="T4">35 Insertion Sort</text:span></text:p>
      <text:p text:style-name="P1"><text:span text:style-name="T4">36 Linear Search</text:span></text:p>
      <text:p text:style-name="P1"><text:span text:style-name="T4">37 Binary Search</text:span></text:p>
      <text:p text:style-name="P1"><text:span text:style-name="T4">38 Merge Sort</text:span></text:p>
      <text:p text:style-name="P1"><text:span text:style-name="T4">39 Quick Sort</text:span></text:p>
      <text:p text:style-name="P1"><text:span text:style-name="T4">40 Matrix Addition</text:span></text:p>
      <text:p text:style-name="P1"><text:span text:style-name="T4">41 Matrix Subtraction</text:span></text:p>
      <text:p text:style-name="P1"><text:span text:style-name="T4">42 Matrix Multiplication</text:span></text:p>
      <text:p text:style-name="P1"><text:span text:style-name="T4">43 Transpose of a Matrix</text:span></text:p>
      <text:p text:style-name="P1"><text:span text:style-name="T4">44 Check Upper Triangular Matrix</text:span></text:p>
      <text:p text:style-name="P1"><text:span text:style-name="T4">45 Check Lower Triangular Matrix</text:span></text:p>
      <text:p text:style-name="P1"><text:span text:style-name="T4">46 Pascal's Triangle</text:span></text:p>
      <text:p text:style-name="P1"><text:span text:style-name="T4">47 Print Hollow Pyramid</text:span></text:p>
      <text:p text:style-name="P1"><text:span text:style-name="T4">48 Print Number Pattern</text:span></text:p>
      <text:p text:style-name="P1"><text:span text:style-name="T4">49 Print Floyd's Triangle</text:span></text:p>
      <text:p text:style-name="P1"><text:span text:style-name="T4">50 Print Diamond Pattern</text:span></text:p>
      <text:p text:style-name="P1"><text:span text:style-name="T4">51 Check Leap Year</text:span></text:p>
      <text:p text:style-name="P1"><text:span text:style-name="T4">52 Print Calendar of a Month</text:span><text:span text:style-name="T5"/></text:p>
      <text:p text:style-name="P1"><text:span text:style-name="T6">53 Find GCD and LCM of Array Elements</text:span></text:p>
      <text:p text:style-name="P1"><text:span text:style-name="T6">54 Matrix Diagonal Sum</text:span></text:p>
      <text:p text:style-name="P1"><text:span text:style-name="T6">55 Check for a Magic Square</text:span></text:p>
      <text:p text:style-name="P1"><text:span text:style-name="T6">56 Linked List Implementation</text:span></text:p>
      <text:p text:style-name="P1"><text:span text:style-name="T6">57 Stack Implementation</text:span></text:p>
      <text:p text:style-name="P1"><text:span text:style-name="T6">58 Queue Implementation</text:span></text:p>
      <text:p text:style-name="P1"><text:span text:style-name="T6">59 Circular Linked List Implementation</text:span></text:p>
      <text:p text:style-name="P1"><text:span text:style-name="T6">60 Binary Tree Traversal (Inorder, Preorder, Postorder)</text:span></text:p>
      <text:p text:style-name="P1"><text:span text:style-name="T7">61 Binary Search Tree (Insertion, Deletion, Search)</text:span></text:p>
      <text:p text:style-name="P1"><text:span text:style-name="T7">62 Depth-First Search (DFS) on a Graph</text:span></text:p>
      <text:p text:style-name="P1"><text:span text:style-name="T7">63 Breadth-First Search (BFS) on a Graph</text:span></text:p>
      <text:p text:style-name="P1"><text:span text:style-name="T7">64 Dijkstra's Algorithm</text:span></text:p>
      <text:p text:style-name="P1"><text:span text:style-name="T7">65 Prim's Algorithm</text:span></text:p>
      <text:p text:style-name="P1"><text:span text:style-name="T7">66 Kruskal's Algorithm</text:span></text:p>
      <text:p text:style-name="P1"><text:span text:style-name="T8">67 Convert Infix to Postfix Expression</text:span></text:p>
      <text:p text:style-name="P1"><text:span text:style-name="T8">68 Evaluate Postfix Expression</text:span></text:p>
      <text:p text:style-name="P1"><text:span text:style-name="T8">69 Check for Balanced Parentheses</text:span></text:p>
      <text:p text:style-name="P1"><text:span text:style-name="T8">70 Convert Decimal to Roman Numerals</text:span></text:p>
      <text:p text:style-name="P1"><text:span text:style-name="T8">71 Convert Roman Numerals to Decimal</text:span></text:p>
      <text:p text:style-name="P1"><text:span text:style-name="T8">72 Conversion of Units (e.g., Distance, Weight)</text:span></text:p>
      <text:p text:style-name="P1"><text:span text:style-name="T8">73 Basic File Operations (Read, Write, Copy)</text:span></text:p>
      <text:p text:style-name="P1"><text:span text:style-name="T8">74 Implement a Simple Shell</text:span></text:p>
      <text:p text:style-name="P1"><text:span text:style-name="T8">75 Basic Memory Allocation and Deallocation</text:span></text:p>
      <text:p text:style-name="P1"><text:span text:style-name="T8">76 Implement a Circular Queue</text:span></text:p>
      <text:p text:style-name="P1"><text:span text:style-name="T8">77 Implement a Priority Queue</text:span></text:p>
      <text:p text:style-name="P1"><text:span text:style-name="T8">78 Implement a Hash Table</text:span></text:p>
      <text:p text:style-name="P1"><text:span text:style-name="T9">79 Basic Socket Programming (Client-Server Interaction)</text:span></text:p>
      <text:p text:style-name="P1"><text:span text:style-name="T9">80 Producer-Consumer Problem (Multithreading)</text:span></text:p>
      <text:p text:style-name="P1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